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24-10-03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23-10-3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22-10-20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21-10-19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20-11-17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19-10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18-10-1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17-10-20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16-10-10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16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1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1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1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1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0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0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07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06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0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0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0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0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200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9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9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9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9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9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9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9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9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90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5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5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5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5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5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5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5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5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4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4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4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4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4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4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4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8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7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78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7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7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925</text:p>
          </table:table-cell>
          <table:table-cell office:value-type="string" calcext:value-type="string">
            <text:p>197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16" meta:object-count="0"/>
    <meta:user-defined meta:name="AppVersion">3.0</meta:user-defined>
  </office:meta>
</office:document-meta>
</file>